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ảng1" style:family="table">
      <style:table-properties style:width="6.925in" table:align="margins"/>
    </style:style>
    <style:style style:name="Bảng1.A" style:family="table-column">
      <style:table-column-properties style:column-width="3.4625in" style:rel-column-width="32767*"/>
    </style:style>
    <style:style style:name="Bảng1.A1" style:family="table-cell">
      <style:table-cell-properties fo:padding="0.0382in" fo:border="0.0007in solid #000000"/>
    </style:style>
    <style:style style:name="Bảng1.A2" style:family="table-cell">
      <style:table-cell-properties fo:padding="0.0382in" fo:border-left="0.0007in solid #000000" fo:border-right="none" fo:border-top="none" fo:border-bottom="0.0007in solid #000000"/>
    </style:style>
    <style:style style:name="Bảng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Bảng1" table:style-name="Bảng1">
        <table:table-column table:style-name="Bảng1.A" table:number-columns-repeated="2"/>
        <table:table-row>
          <table:table-cell table:style-name="Bảng1.A1" table:number-columns-spanned="2" office:value-type="string">
            <text:p text:style-name="Table_20_Contents">Vấn đề: Đứa cháu ở nhà ham xem youtube không làm việc nhà và học bài.</text:p>
          </table:table-cell>
          <table:covered-table-cell/>
        </table:table-row>
        <table:table-row>
          <table:table-cell table:style-name="Bảng1.A2" office:value-type="string">
            <text:p text:style-name="Table_20_Contents">Tại sao 1: Tại sao cháu quá ham xem youtube.</text:p>
          </table:table-cell>
          <table:table-cell table:style-name="Bảng1.B2" office:value-type="string">
            <text:p text:style-name="Table_20_Contents">TL: Cháu ở nhà rảnh không chịu học bài</text:p>
          </table:table-cell>
        </table:table-row>
        <table:table-row>
          <table:table-cell table:style-name="Bảng1.A2" office:value-type="string">
            <text:p text:style-name="Table_20_Contents">Tại sao 2: Tại sao cháu không chịu học bài</text:p>
          </table:table-cell>
          <table:table-cell table:style-name="Bảng1.B2" office:value-type="string">
            <text:p text:style-name="Table_20_Contents">TL: Ba mẹ đi làm không có người hướng dẫn học bài</text:p>
          </table:table-cell>
        </table:table-row>
        <table:table-row>
          <table:table-cell table:style-name="Bảng1.A2" office:value-type="string">
            <text:p text:style-name="Table_20_Contents">Tại sao 3: Tại sao cháu ko </text:p>
          </table:table-cell>
          <table:table-cell table:style-name="Bảng1.B2" office:value-type="string">
            <text:p text:style-name="Table_20_Contents">TL:</text:p>
          </table:table-cell>
        </table:table-row>
        <table:table-row>
          <table:table-cell table:style-name="Bảng1.A2" office:value-type="string">
            <text:p text:style-name="Table_20_Contents">Tại sao 4:</text:p>
          </table:table-cell>
          <table:table-cell table:style-name="Bảng1.B2" office:value-type="string">
            <text:p text:style-name="Table_20_Contents">TL:</text:p>
          </table:table-cell>
        </table:table-row>
        <table:table-row>
          <table:table-cell table:style-name="Bảng1.A2" office:value-type="string">
            <text:p text:style-name="Table_20_Contents">Tại sao 5:</text:p>
          </table:table-cell>
          <table:table-cell table:style-name="Bảng1.B2" office:value-type="string">
            <text:p text:style-name="Table_20_Contents">TL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uy NGUYỄN</meta:initial-creator>
    <meta:creation-date>2020-04-28T11:00:12.65</meta:creation-date>
    <meta:document-statistic meta:table-count="1" meta:image-count="0" meta:object-count="0" meta:page-count="1" meta:paragraph-count="11" meta:word-count="73" meta:character-count="298"/>
    <dc:date>2020-04-28T11:07:58.08</dc:date>
    <dc:creator>Huy NGUYỄN</dc:creator>
    <meta:editing-duration>PT7M47S</meta:editing-duration>
    <meta:editing-cycles>1</meta:editing-cycles>
    <meta:generator>OpenOffice/4.1.3$Win32 OpenOffice.org_project/413m1$Build-9783</meta:generator>
  </office:meta>
</office:document-meta>
</file>